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87201" officeooo:paragraph-rsid="0018720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officeooo:paragraph-rsid="0015df4b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7201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706c8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5df4b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87201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99ea7" style:font-style-asian="normal" style:font-weight-asian="normal"/>
    </style:style>
    <style:style style:name="T7" style:family="text">
      <style:text-properties officeooo:rsid="00199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e People’s Assembly, convening on the </text:span><text:span text:style-name="T2">25th</text:span><text:span text:style-name="T1"> of August 2020 under the </text:span><text:span text:style-name="T2">21st</text:span><text:span text:style-name="T1"> PA Meeting.</text:span></text:p>
      <text:p text:style-name="P1"/>
      <text:p text:style-name="P1">The Assembly, recognising the current situation,</text:p>
      <text:p text:style-name="P1"/>
      <text:p text:style-name="P5"><text:span text:style-name="T5">Constitutes the need for clarification on secondary languages in the PA, and assigns responbility </text:span><text:span text:style-name="T6">of</text:span><text:span text:style-name="T5"> language translation and administration </text:span><text:span text:style-name="T6">to the speakers and the speaker of the house, possibly calling upon translators for support.</text:span></text:p>
      <text:p text:style-name="P1"/>
      <text:p text:style-name="P1">And proceeds.</text:p>
      <text:p text:style-name="P1"/>
      <text:p text:style-name="P1">Signed by,</text:p>
      <text:p text:style-name="P2">Tsarsteven</text:p>
      <text:p text:style-name="P1"/>
      <text:p text:style-name="P1"/>
      <text:p text:style-name="P1"/>
      <text:p text:style-name="P4"><text:span text:style-name="T3">[Motion as: 2</text:span><text:span text:style-name="T4">1</text:span><text:span text:style-name="T3">-</text:span><text:span text:style-name="T4">5</text:span><text:span text:style-name="T3">: “To Assign responsibility for language translation and administration in the PA.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6T22:31:55.933030039</dc:date>
    <meta:editing-duration>PT3M14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74" meta:character-count="500" meta:non-whitespace-character-count="433"/>
  </office:meta>
</office:document-meta>
</file>